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e1997" officeooo:paragraph-rsid="000e1997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0e1997" officeooo:paragraph-rsid="001b3969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0e1997" officeooo:paragraph-rsid="001cf6da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0f838c" officeooo:paragraph-rsid="000e1997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0f838c" officeooo:paragraph-rsid="000f838c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0f838c" officeooo:paragraph-rsid="001cf6da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29371" officeooo:paragraph-rsid="0017c8db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129371" officeooo:paragraph-rsid="001cf6da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29371" officeooo:paragraph-rsid="00129371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29371" officeooo:paragraph-rsid="0019738f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29371" officeooo:paragraph-rsid="001e2642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154da6" officeooo:paragraph-rsid="001e2642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154da6" officeooo:paragraph-rsid="00154da6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e1997" officeooo:paragraph-rsid="000e1997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0e1997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0f838c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129371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154da6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officeooo:rsid="000e1997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officeooo:rsid="00129371" style:font-size-asian="10pt" style:font-size-complex="12pt"/>
    </style:style>
    <style:style style:name="T4" style:family="text">
      <style:text-properties fo:color="#000000" style:font-name="Monospace" fo:font-size="10pt" officeooo:rsid="0013938d" style:font-size-asian="10pt" style:font-size-complex="12pt"/>
    </style:style>
    <style:style style:name="T5" style:family="text">
      <style:text-properties fo:color="#000000" style:font-name="Monospace" fo:font-size="10pt" officeooo:rsid="00154da6" style:font-size-asian="10pt" style:font-size-complex="12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13938d" style:font-size-asian="10pt"/>
    </style:style>
    <style:style style:name="T8" style:family="text">
      <style:text-properties fo:color="#000000" style:font-name="Monospace" fo:font-size="10pt" officeooo:rsid="00154da6" style:font-size-asian="10pt"/>
    </style:style>
    <style:style style:name="T9" style:family="text">
      <style:text-properties fo:color="#000000" style:font-name="Liberation Serif" fo:font-size="12pt" officeooo:rsid="00129371" style:font-size-asian="12pt" style:font-size-complex="12pt"/>
    </style:style>
    <style:style style:name="T10" style:family="text">
      <style:text-properties fo:color="#000000" fo:font-size="10pt" officeooo:rsid="00129371" style:font-size-asian="10pt" style:font-size-complex="12pt"/>
    </style:style>
    <style:style style:name="T11" style:family="text">
      <style:text-properties fo:color="#000000" fo:font-size="10pt" officeooo:rsid="0013938d" style:font-size-asian="10pt" style:font-size-complex="12pt"/>
    </style:style>
    <style:style style:name="T12" style:family="text">
      <style:text-properties fo:color="#000000" fo:font-size="10pt" officeooo:rsid="00154da6" style:font-size-asian="10pt" style:font-size-complex="12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officeooo:rsid="0013938d" style:font-size-asian="10pt"/>
    </style:style>
    <style:style style:name="T15" style:family="text">
      <style:text-properties fo:color="#000000" fo:font-size="10pt" officeooo:rsid="00154da6" style:font-size-asian="10pt"/>
    </style:style>
    <style:style style:name="T16" style:family="text">
      <style:text-properties fo:color="#000000" fo:font-size="12pt" officeooo:rsid="00129371" style:font-size-asian="12pt" style:font-size-complex="12pt"/>
    </style:style>
    <style:style style:name="T17" style:family="text">
      <style:text-properties fo:color="#000000" officeooo:rsid="000e1997"/>
    </style:style>
    <style:style style:name="T18" style:family="text">
      <style:text-properties fo:color="#000000" officeooo:rsid="000f838c"/>
    </style:style>
    <style:style style:name="T19" style:family="text">
      <style:text-properties fo:color="#000000" officeooo:rsid="00129371"/>
    </style:style>
    <style:style style:name="T20" style:family="text">
      <style:text-properties fo:color="#000000" officeooo:rsid="00129371"/>
    </style:style>
    <style:style style:name="T21" style:family="text">
      <style:text-properties fo:color="#000000"/>
    </style:style>
    <style:style style:name="T22" style:family="text">
      <style:text-properties fo:color="#000000" officeooo:rsid="0013938d"/>
    </style:style>
    <style:style style:name="T23" style:family="text">
      <style:text-properties fo:color="#000000" officeooo:rsid="00154da6"/>
    </style:style>
    <style:style style:name="T24" style:family="text">
      <style:text-properties officeooo:rsid="000f838c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officeooo:rsid="0013938d" style:font-size-asian="10pt"/>
    </style:style>
    <style:style style:name="T27" style:family="text">
      <style:text-properties style:font-name="Monospace" fo:font-size="10pt" officeooo:rsid="00154da6" style:font-size-asian="10pt"/>
    </style:style>
    <style:style style:name="T28" style:family="text">
      <style:text-properties style:font-name="Monospace" fo:font-size="10pt" officeooo:rsid="001cf6da" style:font-size-asian="10pt"/>
    </style:style>
    <style:style style:name="T29" style:family="text">
      <style:text-properties style:font-name="Monospace" fo:font-size="10pt" officeooo:rsid="001e2642" style:font-size-asian="10pt"/>
    </style:style>
    <style:style style:name="T30" style:family="text">
      <style:text-properties fo:font-size="10pt" style:font-size-asian="10pt"/>
    </style:style>
    <style:style style:name="T31" style:family="text">
      <style:text-properties fo:font-size="10pt" officeooo:rsid="001cf6da" style:font-size-asian="10pt"/>
    </style:style>
    <style:style style:name="T32" style:family="text">
      <style:text-properties fo:font-size="10pt" officeooo:rsid="0013938d" style:font-size-asian="10pt"/>
    </style:style>
    <style:style style:name="T33" style:family="text">
      <style:text-properties fo:font-size="10pt" officeooo:rsid="00154da6" style:font-size-asian="10pt"/>
    </style:style>
    <style:style style:name="T34" style:family="text">
      <style:text-properties fo:font-size="10pt" officeooo:rsid="001e2642" style:font-size-asian="10pt"/>
    </style:style>
    <style:style style:name="T35" style:family="text">
      <style:text-properties officeooo:rsid="0013938d"/>
    </style:style>
    <style:style style:name="T36" style:family="text">
      <style:text-properties officeooo:rsid="00154da6"/>
    </style:style>
    <style:style style:name="T37" style:family="text">
      <style:text-properties officeooo:rsid="00167e85"/>
    </style:style>
    <style:style style:name="T38" style:family="text">
      <style:text-properties officeooo:rsid="00167e85"/>
    </style:style>
    <style:style style:name="T39" style:family="text">
      <style:text-properties officeooo:rsid="0019738f"/>
    </style:style>
    <style:style style:name="T40" style:family="text">
      <style:text-properties officeooo:rsid="001cf6da"/>
    </style:style>
    <style:style style:name="T41" style:family="text">
      <style:text-properties officeooo:rsid="001cf6da"/>
    </style:style>
    <style:style style:name="T42" style:family="text">
      <style:text-properties officeooo:rsid="001e26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ara el archivo 1K:</text:p>
      <text:p text:style-name="P15"><text:tab/><text:span text:style-name="T37">P@5</text:span></text:p>
      <text:p text:style-name="P15"><text:tab/>Consulta 1: obama family tree</text:p>
      <text:p text:style-name="P16"><text:span text:style-name="T1"><text:tab/><text:tab/></text:span><text:span text:style-name="T2">clueweb09-en0010-79-2218.html 0.7363380789756775</text:span></text:p>
      <text:p text:style-name="P1"><text:tab/><text:tab/>clueweb09-en0001-02-21241.html 0.6691653728485107</text:p>
      <text:p text:style-name="P1"><text:tab/><text:tab/>clueweb09-en0010-93-11761.html 0.6094216108322144</text:p>
      <text:p text:style-name="P1"><text:tab/><text:tab/>clueweb09-enwp01-59-16163.html 0.5670822858810425</text:p>
      <text:p text:style-name="P2"><text:tab/><text:tab/>clueweb09-enwp00-39-9864.html 0.5665059089660645</text:p>
      <text:p text:style-name="P2"><text:tab/>Consulta 2: french lick resort and casino</text:p>
      <text:p text:style-name="P16"><text:span text:style-name="T17"><text:tab/><text:tab/></text:span><text:span text:style-name="T2">clueweb09-en0006-85-33176.html 1.1752631664276123</text:span></text:p>
      <text:p text:style-name="P1"><text:tab/><text:tab/>clueweb09-en0004-03-39951.html 1.0292868614196777</text:p>
      <text:p text:style-name="P1"><text:tab/><text:tab/>clueweb09-en0005-00-22740.html 1.0241541862487793</text:p>
      <text:p text:style-name="P1"><text:tab/><text:tab/>clueweb09-en0000-99-14575.html 0.9189548492431641</text:p>
      <text:p text:style-name="P2"><text:tab/><text:tab/>clueweb09-en0000-37-9377.html 0.9155914187431335</text:p>
      <text:p text:style-name="P2"><text:tab/>Consulta 3: getting organized</text:p>
      <text:p text:style-name="P16"><text:span text:style-name="T17"><text:tab/><text:tab/></text:span><text:span text:style-name="T2">clueweb09-en0002-44-10207.html 0.9979654550552368</text:span></text:p>
      <text:p text:style-name="P1"><text:tab/><text:tab/>clueweb09-en0008-14-3912.html 0.7825719714164734</text:p>
      <text:p text:style-name="P1"><text:tab/><text:tab/>clueweb09-en0002-44-10184.html 0.781821608543396</text:p>
      <text:p text:style-name="P1"><text:tab/><text:tab/>clueweb09-en0002-44-10182.html 0.781821608543396</text:p>
      <text:p text:style-name="P2"><text:tab/><text:tab/>clueweb09-en0002-44-10183.html 0.781821608543396</text:p>
      <text:p text:style-name="P2"><text:tab/>Consulta 4: toilet</text:p>
      <text:p text:style-name="P16"><text:span text:style-name="T17"><text:tab/><text:tab/></text:span><text:span text:style-name="T2">clueweb09-en0008-76-36759.html 1.2838401794433594</text:span></text:p>
      <text:p text:style-name="P1"><text:tab/><text:tab/>clueweb09-en0001-14-26411.html 1.142032504081726</text:p>
      <text:p text:style-name="P1"><text:tab/><text:tab/>clueweb09-en0000-22-28298.html 1.1414642333984375</text:p>
      <text:p text:style-name="P1"><text:tab/><text:tab/>clueweb09-en0010-46-16451.html 1.1272783279418945</text:p>
      <text:p text:style-name="P2"><text:tab/><text:tab/>clueweb09-en0005-22-25429.html 0.8793469667434692</text:p>
      <text:p text:style-name="P2"><text:tab/>Consulta 5: mitchell college</text:p>
      <text:p text:style-name="P16"><text:span text:style-name="T17"><text:tab/><text:tab/></text:span><text:span text:style-name="T2">clueweb09-en0007-60-34059.html 0.9017983675003052</text:span></text:p>
      <text:p text:style-name="P1"><text:tab/><text:tab/>clueweb09-en0004-19-8697.html 0.8951672911643982</text:p>
      <text:p text:style-name="P1"><text:tab/><text:tab/>clueweb09-en0003-77-29412.html 0.8370717763900757</text:p>
      <text:p text:style-name="P1"><text:tab/><text:tab/>clueweb09-enwp02-27-3432.html 0.761343240737915</text:p>
      <text:p text:style-name="P2"><text:tab/><text:tab/>clueweb09-enwp01-25-3432.html 0.761343240737915</text:p>
      <text:p text:style-name="P2"/>
      <text:p text:style-name="P3"><text:tab/><text:span text:style-name="T37">P@10</text:span></text:p>
      <text:p text:style-name="P4"><text:tab/><text:span text:style-name="T24">Consulta 1: </text:span>obama family tree</text:p>
      <text:p text:style-name="P16"><text:span text:style-name="T17"><text:tab/><text:tab/></text:span><text:span text:style-name="T2">clueweb09-en0010-79-2218.html 0.7363380789756775</text:span></text:p>
      <text:p text:style-name="P1"><text:tab/><text:tab/>clueweb09-en0001-02-21241.html 0.6691653728485107</text:p>
      <text:p text:style-name="P1"><text:tab/><text:tab/>clueweb09-en0010-93-11761.html 0.6094216108322144</text:p>
      <text:p text:style-name="P1"><text:tab/><text:tab/>clueweb09-enwp01-59-16163.html 0.5670822858810425</text:p>
      <text:p text:style-name="P1"><text:tab/><text:tab/>clueweb09-enwp00-39-9864.html 0.5665059089660645</text:p>
      <text:p text:style-name="P1"><text:tab/><text:tab/>clueweb09-enwp03-00-6901.html 0.5665059089660645</text:p>
      <text:p text:style-name="P1"><text:tab/><text:tab/>clueweb09-enwp00-81-12487.html 0.5665059089660645</text:p>
      <text:p text:style-name="P1"><text:tab/><text:tab/>clueweb09-enwp00-04-9625.html 0.5665059089660645</text:p>
      <text:p text:style-name="P1"><text:tab/><text:tab/>clueweb09-enwp00-00-9498.html 0.5665059089660645</text:p>
      <text:p text:style-name="P2"><text:tab/><text:tab/>clueweb09-enwp01-75-20596.html 0.5665059089660645<text:tab/></text:p>
      <text:p text:style-name="P4"><text:tab/><text:span text:style-name="T24">Consulta 2: </text:span>french lick resort and casino</text:p>
      <text:p text:style-name="P5"><text:tab/><text:tab/>clueweb09-en0006-85-33176.html 1.1752631664276123</text:p>
      <text:p text:style-name="P1"><text:tab/><text:tab/>clueweb09-en0004-03-39951.html 1.0292868614196777</text:p>
      <text:p text:style-name="P1"><text:tab/><text:tab/>clueweb09-en0005-00-22740.html 1.0241541862487793</text:p>
      <text:p text:style-name="P1"><text:tab/><text:tab/>clueweb09-en0000-99-14575.html 0.9189548492431641</text:p>
      <text:p text:style-name="P1"><text:tab/><text:tab/>clueweb09-en0000-37-9377.html 0.9155914187431335</text:p>
      <text:p text:style-name="P1"><text:tab/><text:tab/>clueweb09-en0006-85-33174.html 0.8984381556510925</text:p>
      <text:p text:style-name="P1"><text:soft-page-break/><text:tab/><text:tab/>clueweb09-en0000-99-778.html 0.8624207973480225</text:p>
      <text:p text:style-name="P1"><text:tab/><text:tab/>clueweb09-en0003-75-16320.html 0.8502689599990845</text:p>
      <text:p text:style-name="P1"><text:tab/><text:tab/>clueweb09-en0000-97-28663.html 0.8200163245201111</text:p>
      <text:p text:style-name="P2"><text:tab/><text:tab/>clueweb09-en0000-97-28664.html 0.8200163245201111</text:p>
      <text:p text:style-name="P4"><text:tab/><text:span text:style-name="T24">Consulta 3: </text:span>getting organized</text:p>
      <text:p text:style-name="P17"><text:span text:style-name="T18"><text:tab/><text:tab/></text:span><text:span text:style-name="T2">clueweb09-en0002-44-10207.html 0.9979654550552368</text:span></text:p>
      <text:p text:style-name="P1"><text:tab/><text:tab/>clueweb09-en0008-14-3912.html 0.7825719714164734</text:p>
      <text:p text:style-name="P1"><text:tab/><text:tab/>clueweb09-en0002-44-10184.html 0.781821608543396</text:p>
      <text:p text:style-name="P1"><text:tab/><text:tab/>clueweb09-en0002-44-10182.html 0.781821608543396</text:p>
      <text:p text:style-name="P1"><text:tab/><text:tab/>clueweb09-en0002-44-10183.html 0.781821608543396</text:p>
      <text:p text:style-name="P1"><text:tab/><text:tab/>clueweb09-en0010-68-5220.html 0.7361009120941162</text:p>
      <text:p text:style-name="P1"><text:tab/><text:tab/>clueweb09-en0002-90-13719.html 0.6983911395072937</text:p>
      <text:p text:style-name="P1"><text:tab/><text:tab/>clueweb09-en0011-41-711.html 0.6361598372459412</text:p>
      <text:p text:style-name="P1"><text:tab/><text:tab/>clueweb09-en0006-56-29452.html 0.5891280174255371</text:p>
      <text:p text:style-name="P6"><text:tab/><text:tab/>clueweb09-en0003-35-33123.html 0.5834686756134033</text:p>
      <text:p text:style-name="P7"><text:tab/>Consulta 4: <text:span text:style-name="T1">toilet</text:span></text:p>
      <text:p text:style-name="P17"><text:span text:style-name="T18"><text:tab/><text:tab/></text:span><text:span text:style-name="T2">clueweb09-en0008-76-36759.html 1.2838401794433594</text:span></text:p>
      <text:p text:style-name="P1"><text:tab/><text:tab/>clueweb09-en0001-14-26411.html 1.142032504081726</text:p>
      <text:p text:style-name="P1"><text:tab/><text:tab/>clueweb09-en0000-22-28298.html 1.1414642333984375</text:p>
      <text:p text:style-name="P1"><text:tab/><text:tab/>clueweb09-en0010-46-16451.html 1.1272783279418945</text:p>
      <text:p text:style-name="P1"><text:tab/><text:tab/>clueweb09-en0005-22-25429.html 0.8793469667434692</text:p>
      <text:p text:style-name="P1"><text:tab/><text:tab/>clueweb09-en0005-02-11979.html 0.8703277707099915</text:p>
      <text:p text:style-name="P1"><text:tab/><text:tab/>clueweb09-en0008-14-32550.html 0.8471148014068604</text:p>
      <text:p text:style-name="P1"><text:tab/><text:tab/>clueweb09-en0000-40-14160.html 0.7818516492843628</text:p>
      <text:p text:style-name="P1"><text:tab/><text:tab/>clueweb09-en0011-22-13728.html 0.7775908708572388</text:p>
      <text:p text:style-name="P6"><text:tab/><text:tab/>clueweb09-en0000-08-10770.html 0.7684581279754639</text:p>
      <text:p text:style-name="P7"><text:tab/>Consulta 5: <text:span text:style-name="T40">mitchell college</text:span></text:p>
      <text:p text:style-name="P17"><text:span text:style-name="T18"><text:tab/><text:tab/></text:span><text:span text:style-name="T2">clueweb09-en0007-60-34059.html 0.9017983675003052</text:span></text:p>
      <text:p text:style-name="P1"><text:tab/><text:tab/>clueweb09-en0004-19-8697.html 0.8951672911643982</text:p>
      <text:p text:style-name="P1"><text:tab/><text:tab/>clueweb09-en0003-77-29412.html 0.8370717763900757</text:p>
      <text:p text:style-name="P1"><text:tab/><text:tab/>clueweb09-enwp02-27-3432.html 0.761343240737915</text:p>
      <text:p text:style-name="P1"><text:tab/><text:tab/>clueweb09-enwp01-25-3432.html 0.761343240737915</text:p>
      <text:p text:style-name="P1"><text:tab/><text:tab/>clueweb09-en0005-11-41513.html 0.7530998587608337</text:p>
      <text:p text:style-name="P1"><text:tab/><text:tab/>clueweb09-en0006-09-11849.html 0.7373160719871521</text:p>
      <text:p text:style-name="P1"><text:tab/><text:tab/>clueweb09-en0009-23-30659.html 0.7198832035064697</text:p>
      <text:p text:style-name="P1"><text:tab/><text:tab/>clueweb09-en0010-43-1709.html 0.7184184789657593</text:p>
      <text:p text:style-name="P6"><text:tab/><text:tab/>clueweb09-en0006-09-11869.html 0.7143234014511108</text:p>
      <text:p text:style-name="P6"/>
      <text:p text:style-name="P8">Para el de 10K:</text:p>
      <text:p text:style-name="P8"><text:tab/><text:span text:style-name="T37">P@5</text:span><text:tab/></text:p>
      <text:p text:style-name="P9"><text:tab/>Consulta 1: <text:span text:style-name="T40">obama family tree</text:span></text:p>
      <text:p text:style-name="P18"><text:span text:style-name="T19"><text:tab/><text:tab/></text:span><text:span text:style-name="T2">clueweb09-en0004-41-04748.html 0.7620208263397217</text:span></text:p>
      <text:p text:style-name="P20"><text:span text:style-name="T2"><text:tab/><text:tab/>clueweb09-en0000-80-03184.html 0.5629175305366516</text:span></text:p>
      <text:p text:style-name="P20"><text:span text:style-name="T2"><text:tab/><text:tab/>clueweb09-en0003-64-15490.html 0.5526552200317383</text:span></text:p>
      <text:p text:style-name="P20"><text:span text:style-name="T2"><text:tab/><text:tab/>clueweb09-en0003-64-15476.html 0.5500283241271973</text:span></text:p>
      <text:p text:style-name="P10"><text:tab/><text:tab/>clueweb09-en0006-52-11056.html 0.5064629912376404</text:p>
      <text:p text:style-name="P9"><text:tab/>Consulta 2: <text:span text:style-name="T40">french lick resort and casino</text:span></text:p>
      <text:p text:style-name="P18"><text:span text:style-name="T19"><text:tab/><text:tab/></text:span><text:span text:style-name="T2">clueweb09-en0003-75-16320.html 1.1570760011672974</text:span></text:p>
      <text:p text:style-name="P20"><text:span text:style-name="T2"><text:tab/><text:tab/>clueweb09-en0000-99-00778.html 1.0005370378494263</text:span></text:p>
      <text:p text:style-name="P20"><text:span text:style-name="T2"><text:tab/><text:tab/>clueweb09-en0000-99-00782.html 0.9412717223167419</text:span></text:p>
      <text:p text:style-name="P20"><text:span text:style-name="T2"><text:tab/><text:tab/>clueweb09-en0000-37-09377.html 0.8818815350532532</text:span></text:p>
      <text:p text:style-name="P10"><text:tab/><text:tab/>clueweb09-en0000-99-14575.html 0.8816102743148804</text:p>
      <text:p text:style-name="P9"><text:soft-page-break/><text:tab/>Consulta 3: <text:span text:style-name="T40">getting organized</text:span></text:p>
      <text:p text:style-name="P18"><text:span text:style-name="T19"><text:tab/><text:tab/></text:span><text:span text:style-name="T2">clueweb09-en0007-04-05869.html 0.3647094964981079</text:span></text:p>
      <text:p text:style-name="P20"><text:span text:style-name="T2"><text:tab/><text:tab/>clueweb09-en0010-26-19905.html 0.23209306597709656</text:span></text:p>
      <text:p text:style-name="P20"><text:span text:style-name="T2"><text:tab/><text:tab/>clueweb09-en0001-45-08853.html 0.1547287106513977</text:span></text:p>
      <text:p text:style-name="P20"><text:span text:style-name="T2"><text:tab/><text:tab/>clueweb09-en0007-72-12548.html 0.0997980386018753</text:span></text:p>
      <text:p text:style-name="P10"><text:tab/><text:tab/>clueweb09-en0008-89-29328.html 0.09336545318365097</text:p>
      <text:p text:style-name="P9"><text:tab/>Consulta 4: <text:span text:style-name="T40">toilet</text:span></text:p>
      <text:p text:style-name="P18"><text:span text:style-name="T19"><text:tab/><text:tab/></text:span><text:span text:style-name="T2">clueweb09-en0001-13-07399.html 1.4198493957519531</text:span></text:p>
      <text:p text:style-name="P20"><text:span text:style-name="T2"><text:tab/><text:tab/>clueweb09-en0004-90-07844.html 1.4177566766738892</text:span></text:p>
      <text:p text:style-name="P20"><text:span text:style-name="T2"><text:tab/><text:tab/>clueweb09-en0001-14-26411.html 1.417407751083374</text:span></text:p>
      <text:p text:style-name="P20"><text:span text:style-name="T2"><text:tab/><text:tab/>clueweb09-en0000-22-28298.html 1.4170585870742798</text:span></text:p>
      <text:p text:style-name="P10"><text:tab/><text:tab/>clueweb09-en0008-76-36759.html 1.3298248052597046</text:p>
      <text:p text:style-name="P9"><text:tab/>Consulta 5: <text:span text:style-name="T40">mitchell college</text:span></text:p>
      <text:p text:style-name="P18"><text:span text:style-name="T19"><text:tab/><text:tab/></text:span><text:span text:style-name="T2">clueweb09-en0004-13-23957.html 0.663654625415802</text:span></text:p>
      <text:p text:style-name="P20"><text:span text:style-name="T2"><text:tab/><text:tab/>clueweb09-en0003-64-22468.html 0.5229780673980713</text:span></text:p>
      <text:p text:style-name="P20"><text:span text:style-name="T2"><text:tab/><text:tab/>clueweb09-en0009-52-04965.html 0.504435122013092</text:span></text:p>
      <text:p text:style-name="P20"><text:span text:style-name="T2"><text:tab/><text:tab/>clueweb09-en0009-52-04612.html 0.40372323989868164</text:span></text:p>
      <text:p text:style-name="P10"><text:tab/><text:tab/>clueweb09-en0010-16-23037.html 0.3250654637813568</text:p>
      <text:p text:style-name="P9"><text:tab/>Consulta 6: <text:span text:style-name="T40">kcs </text:span></text:p>
      <text:p text:style-name="P18"><text:span text:style-name="T19"><text:tab/><text:tab/></text:span><text:span text:style-name="T2">clueweb09-en0008-72-25615.html 0.7065712213516235</text:span></text:p>
      <text:p text:style-name="P20"><text:span text:style-name="T2"><text:tab/><text:tab/>clueweb09-en0008-72-25608.html 0.636894702911377</text:span></text:p>
      <text:p text:style-name="P20"><text:span text:style-name="T2"><text:tab/><text:tab/>clueweb09-en0003-96-19588.html 0.5888093709945679</text:span></text:p>
      <text:p text:style-name="P20"><text:span text:style-name="T2"><text:tab/><text:tab/>clueweb09-en0008-72-25613.html 0.5769129991531372</text:span></text:p>
      <text:p text:style-name="P10"><text:tab/><text:tab/>clueweb09-en0008-97-20355.html 0.5548961758613586</text:p>
      <text:p text:style-name="P10"><text:tab/>Consulta 7: air travel information</text:p>
      <text:p text:style-name="P18"><text:span text:style-name="T19"><text:tab/><text:tab/></text:span><text:span text:style-name="T2">clueweb09-en0001-18-32624.html 0.41289520263671875</text:span></text:p>
      <text:p text:style-name="P20"><text:span text:style-name="T2"><text:tab/><text:tab/>clueweb09-en0001-66-18805.html 0.3974624574184418</text:span></text:p>
      <text:p text:style-name="P20"><text:span text:style-name="T2"><text:tab/><text:tab/>clueweb09-en0001-66-18806.html 0.39633917808532715</text:span></text:p>
      <text:p text:style-name="P20"><text:span text:style-name="T2"><text:tab/><text:tab/>clueweb09-en0001-66-18809.html 0.39370590448379517</text:span></text:p>
      <text:p text:style-name="P10"><text:tab/><text:tab/>clueweb09-en0005-04-03355.html 0.3865308165550232</text:p>
      <text:p text:style-name="P9"><text:tab/><text:span text:style-name="T35">Consulta 8: </text:span><text:span text:style-name="T40">appraisals</text:span></text:p>
      <text:p text:style-name="P18"><text:span text:style-name="T22"><text:tab/><text:tab/>clueweb09-en0010-58-03630.html 0.3538493514060974</text:span></text:p>
      <text:p text:style-name="P20"><text:span text:style-name="T2"><text:tab/><text:tab/>clueweb09-en0005-27-13117.html 0.31970566511154175</text:span></text:p>
      <text:p text:style-name="P20"><text:span text:style-name="T2"><text:tab/><text:tab/>clueweb09-en0008-73-33466.html 0.3164924681186676</text:span></text:p>
      <text:p text:style-name="P20"><text:span text:style-name="T2"><text:tab/><text:tab/>clueweb09-en0004-17-29299.html 0.3032994568347931</text:span></text:p>
      <text:p text:style-name="P10"><text:tab/><text:tab/>clueweb09-en0007-99-25654.html 0.299057275056839</text:p>
      <text:p text:style-name="P9"><text:span text:style-name="T35"><text:tab/>Consulta 9: </text:span><text:span text:style-name="T40">used car parts</text:span></text:p>
      <text:p text:style-name="P18"><text:span text:style-name="T22"><text:tab/><text:tab/>clueweb09-en0000-55-00481.html 0.6461268663406372</text:span></text:p>
      <text:p text:style-name="P20"><text:span text:style-name="T2"><text:tab/><text:tab/>clueweb09-en0000-07-00284.html 0.5947952270507812</text:span></text:p>
      <text:p text:style-name="P20"><text:span text:style-name="T2"><text:tab/><text:tab/>clueweb09-en0004-74-31016.html 0.5669481158256531</text:span></text:p>
      <text:p text:style-name="P20"><text:span text:style-name="T2"><text:tab/><text:tab/>clueweb09-en0003-07-27524.html 0.5667840242385864</text:span></text:p>
      <text:p text:style-name="P10"><text:tab/><text:tab/>clueweb09-en0007-59-38033.html 0.545210063457489</text:p>
      <text:p text:style-name="P9"><text:span text:style-name="T35"><text:tab/>Consulta 10: </text:span><text:span text:style-name="T40">cheap internet</text:span></text:p>
      <text:p text:style-name="P18"><text:span text:style-name="T22"><text:tab/><text:tab/>clueweb09-en0001-18-32681.html 1.1102097034454346</text:span></text:p>
      <text:p text:style-name="P20"><text:span text:style-name="T2"><text:tab/><text:tab/>clueweb09-en0003-07-27266.html 1.0785720348358154</text:span></text:p>
      <text:p text:style-name="P20"><text:span text:style-name="T2"><text:tab/><text:tab/>clueweb09-en0000-71-06224.html 0.9634552001953125</text:span></text:p>
      <text:p text:style-name="P20"><text:span text:style-name="T2"><text:tab/><text:tab/>clueweb09-en0004-41-04645.html 0.9505078196525574</text:span></text:p>
      <text:p text:style-name="P10"><text:tab/><text:tab/>clueweb09-en0004-28-00281.html 0.9476161599159241</text:p>
      <text:p text:style-name="P10"><text:span text:style-name="T35"/></text:p>
      <text:p text:style-name="P11"><text:span text:style-name="T35"><text:tab/></text:span><text:span text:style-name="T37">P@</text:span><text:span text:style-name="T39">10</text:span></text:p>
      <text:p text:style-name="P12"><text:span text:style-name="T35"><text:tab/></text:span><text:span text:style-name="T36">Consulta 1: </text:span><text:span text:style-name="T42">obama family tree</text:span></text:p>
      <text:p text:style-name="P18"><text:span text:style-name="T23"><text:tab/><text:tab/>clueweb09-en0004-41-04748.html 0.7620208263397217</text:span></text:p>
      <text:p text:style-name="P20"><text:soft-page-break/><text:span text:style-name="T2"><text:tab/><text:tab/>clueweb09-en0000-80-03184.html 0.5629175305366516</text:span></text:p>
      <text:p text:style-name="P20"><text:span text:style-name="T2"><text:tab/><text:tab/>clueweb09-en0003-64-15490.html 0.5526552200317383</text:span></text:p>
      <text:p text:style-name="P20"><text:span text:style-name="T2"><text:tab/><text:tab/>clueweb09-en0003-64-15476.html 0.5500283241271973</text:span></text:p>
      <text:p text:style-name="P20"><text:span text:style-name="T2"><text:tab/><text:tab/>clueweb09-en0006-52-11056.html 0.5064629912376404</text:span></text:p>
      <text:p text:style-name="P20"><text:span text:style-name="T2"><text:tab/><text:tab/>clueweb09-en0008-45-29117.html 0.4407825767993927</text:span></text:p>
      <text:p text:style-name="P20"><text:span text:style-name="T2"><text:tab/><text:tab/>clueweb09-en0004-65-06301.html 0.37335431575775146</text:span></text:p>
      <text:p text:style-name="P20"><text:span text:style-name="T2"><text:tab/><text:tab/>clueweb09-en0009-67-16390.html 0.34857022762298584</text:span></text:p>
      <text:p text:style-name="P20"><text:span text:style-name="T2"><text:tab/><text:tab/>clueweb09-en0003-35-18580.html 0.30844438076019287</text:span></text:p>
      <text:p text:style-name="P10"><text:tab/><text:tab/>clueweb09-en0000-39-00003.html 0.3071419894695282</text:p>
      <text:p text:style-name="P13"><text:tab/>Consulta 2: <text:span text:style-name="T42">french lick resort and casino</text:span></text:p>
      <text:p text:style-name="P19"><text:span text:style-name="T23"><text:tab/><text:tab/></text:span><text:span text:style-name="T2">clueweb09-en0003-75-16320.html 1.1570760011672974</text:span></text:p>
      <text:p text:style-name="P20"><text:span text:style-name="T2"><text:tab/><text:tab/>clueweb09-en0000-99-00778.html 1.0005370378494263</text:span></text:p>
      <text:p text:style-name="P20"><text:span text:style-name="T2"><text:tab/><text:tab/>clueweb09-en0000-99-00782.html 0.9412717223167419</text:span></text:p>
      <text:p text:style-name="P20"><text:span text:style-name="T2"><text:tab/><text:tab/>clueweb09-en0000-37-09377.html 0.8818815350532532</text:span></text:p>
      <text:p text:style-name="P20"><text:span text:style-name="T2"><text:tab/><text:tab/>clueweb09-en0000-99-14575.html 0.8816102743148804</text:span></text:p>
      <text:p text:style-name="P20"><text:span text:style-name="T2"><text:tab/><text:tab/>clueweb09-en0004-65-06602.html 0.8779970407485962</text:span></text:p>
      <text:p text:style-name="P20"><text:span text:style-name="T2"><text:tab/><text:tab/>clueweb09-en0001-65-10393.html 0.8639882802963257</text:span></text:p>
      <text:p text:style-name="P20"><text:span text:style-name="T2"><text:tab/><text:tab/>clueweb09-en0001-82-16970.html 0.8518757820129395</text:span></text:p>
      <text:p text:style-name="P20"><text:span text:style-name="T2"><text:tab/><text:tab/>clueweb09-en0003-85-29600.html 0.8470951914787292</text:span></text:p>
      <text:p text:style-name="P14"><text:tab/><text:tab/>clueweb09-en0008-73-34552.html 0.7629407048225403</text:p>
      <text:p text:style-name="P13"><text:tab/>Consulta 3: <text:span text:style-name="T42">getting organized</text:span></text:p>
      <text:p text:style-name="P19"><text:span text:style-name="T23"><text:tab/><text:tab/></text:span><text:span text:style-name="T2">clueweb09-en0007-04-05869.html 0.3647094964981079</text:span></text:p>
      <text:p text:style-name="P20"><text:span text:style-name="T2"><text:tab/><text:tab/>clueweb09-en0010-26-19905.html 0.23209306597709656</text:span></text:p>
      <text:p text:style-name="P20"><text:span text:style-name="T2"><text:tab/><text:tab/>clueweb09-en0001-45-08853.html 0.1547287106513977</text:span></text:p>
      <text:p text:style-name="P20"><text:span text:style-name="T2"><text:tab/><text:tab/>clueweb09-en0007-72-12548.html 0.0997980386018753</text:span></text:p>
      <text:p text:style-name="P20"><text:span text:style-name="T2"><text:tab/><text:tab/>clueweb09-en0008-89-29328.html 0.09336545318365097</text:span></text:p>
      <text:p text:style-name="P20"><text:span text:style-name="T2"><text:tab/><text:tab/>clueweb09-en0009-81-19920.html 0.08252418786287308</text:span></text:p>
      <text:p text:style-name="P20"><text:span text:style-name="T2"><text:tab/><text:tab/>clueweb09-en0004-01-12064.html 0.08085685968399048</text:span></text:p>
      <text:p text:style-name="P20"><text:span text:style-name="T2"><text:tab/><text:tab/>clueweb09-en0005-99-18498.html 0.08085685968399048</text:span></text:p>
      <text:p text:style-name="P20"><text:span text:style-name="T2"><text:tab/><text:tab/>clueweb09-en0004-48-14195.html 0.08085685968399048</text:span></text:p>
      <text:p text:style-name="P14"><text:tab/><text:tab/>clueweb09-en0004-75-26250.html 0.08085685968399048</text:p>
      <text:p text:style-name="P13"><text:tab/>Consulta 4: <text:span text:style-name="T42">toilet</text:span></text:p>
      <text:p text:style-name="P19"><text:span text:style-name="T23"><text:tab/><text:tab/></text:span><text:span text:style-name="T2">clueweb09-en0001-13-07399.html 1.4198493957519531</text:span></text:p>
      <text:p text:style-name="P20"><text:span text:style-name="T2"><text:tab/><text:tab/>clueweb09-en0004-90-07844.html 1.4177566766738892</text:span></text:p>
      <text:p text:style-name="P20"><text:span text:style-name="T2"><text:tab/><text:tab/>clueweb09-en0001-14-26411.html 1.417407751083374</text:span></text:p>
      <text:p text:style-name="P20"><text:span text:style-name="T2"><text:tab/><text:tab/>clueweb09-en0000-22-28298.html 1.4170585870742798</text:span></text:p>
      <text:p text:style-name="P20"><text:span text:style-name="T2"><text:tab/><text:tab/>clueweb09-en0008-76-36759.html 1.3298248052597046</text:span></text:p>
      <text:p text:style-name="P20"><text:span text:style-name="T2"><text:tab/><text:tab/>clueweb09-en0004-41-12172.html 0.9196404218673706</text:span></text:p>
      <text:p text:style-name="P20"><text:span text:style-name="T2"><text:tab/><text:tab/>clueweb09-en0011-07-01195.html 0.7988637685775757</text:span></text:p>
      <text:p text:style-name="P20"><text:span text:style-name="T2"><text:tab/><text:tab/>clueweb09-en0006-45-24128.html 0.7679122686386108</text:span></text:p>
      <text:p text:style-name="P20"><text:span text:style-name="T2"><text:tab/><text:tab/>clueweb09-en0003-27-18446.html 0.7666739821434021</text:span></text:p>
      <text:p text:style-name="P14"><text:tab/><text:tab/>clueweb09-en0011-82-35253.html 0.7397647500038147</text:p>
      <text:p text:style-name="P13"><text:tab/>Consulta 5: <text:span text:style-name="T42">mitchell college</text:span></text:p>
      <text:p text:style-name="P19"><text:span text:style-name="T23"><text:tab/><text:tab/></text:span><text:span text:style-name="T2">clueweb09-en0004-13-23957.html 0.663654625415802</text:span></text:p>
      <text:p text:style-name="P20"><text:span text:style-name="T2"><text:tab/><text:tab/>clueweb09-en0003-64-22468.html 0.5229780673980713</text:span></text:p>
      <text:p text:style-name="P20"><text:span text:style-name="T2"><text:tab/><text:tab/>clueweb09-en0009-52-04965.html 0.504435122013092</text:span></text:p>
      <text:p text:style-name="P20"><text:span text:style-name="T2"><text:tab/><text:tab/>clueweb09-en0009-52-04612.html 0.40372323989868164</text:span></text:p>
      <text:p text:style-name="P20"><text:span text:style-name="T2"><text:tab/><text:tab/>clueweb09-en0010-16-23037.html 0.3250654637813568</text:span></text:p>
      <text:p text:style-name="P20"><text:span text:style-name="T2"><text:tab/><text:tab/>clueweb09-en0001-90-18773.html 0.31171685457229614</text:span></text:p>
      <text:p text:style-name="P20"><text:span text:style-name="T2"><text:tab/><text:tab/>clueweb09-en0006-97-08104.html 0.25854426622390747</text:span></text:p>
      <text:p text:style-name="P20"><text:span text:style-name="T2"><text:tab/><text:tab/>clueweb09-en0005-79-00135.html 0.22775287926197052</text:span></text:p>
      <text:p text:style-name="P20"><text:span text:style-name="T2"><text:tab/><text:tab/>clueweb09-en0005-06-38180.html 0.2241920679807663</text:span></text:p>
      <text:p text:style-name="P14"><text:soft-page-break/><text:tab/><text:tab/>clueweb09-en0004-18-29141.html 0.20455938577651978</text:p>
      <text:p text:style-name="P13"><text:tab/>Consulta 6: <text:span text:style-name="T42">kcs</text:span></text:p>
      <text:p text:style-name="P19"><text:span text:style-name="T23"><text:tab/><text:tab/></text:span><text:span text:style-name="T2">clueweb09-en0008-72-25615.html 0.7065712213516235</text:span></text:p>
      <text:p text:style-name="P20"><text:span text:style-name="T2"><text:tab/><text:tab/>clueweb09-en0008-72-25608.html 0.636894702911377</text:span></text:p>
      <text:p text:style-name="P20"><text:span text:style-name="T2"><text:tab/><text:tab/>clueweb09-en0003-96-19588.html 0.5888093709945679</text:span></text:p>
      <text:p text:style-name="P20"><text:span text:style-name="T2"><text:tab/><text:tab/>clueweb09-en0008-72-25613.html 0.5769129991531372</text:span></text:p>
      <text:p text:style-name="P20"><text:span text:style-name="T2"><text:tab/><text:tab/>clueweb09-en0008-97-20355.html 0.5548961758613586</text:span></text:p>
      <text:p text:style-name="P20"><text:span text:style-name="T2"><text:tab/><text:tab/>clueweb09-en0008-72-25610.html 0.5396527051925659</text:span></text:p>
      <text:p text:style-name="P20"><text:span text:style-name="T2"><text:tab/><text:tab/>clueweb09-en0011-27-10876.html 0.5307455658912659</text:span></text:p>
      <text:p text:style-name="P20"><text:span text:style-name="T2"><text:tab/><text:tab/>clueweb09-en0011-83-32289.html 0.5266470909118652</text:span></text:p>
      <text:p text:style-name="P20"><text:span text:style-name="T2"><text:tab/><text:tab/>clueweb09-en0008-62-31894.html 0.49417033791542053</text:span></text:p>
      <text:p text:style-name="P14"><text:tab/><text:tab/>clueweb09-en0008-72-25612.html 0.4882149398326874</text:p>
      <text:p text:style-name="P13"><text:tab/>Consulta 7: <text:span text:style-name="T42">air travel information</text:span></text:p>
      <text:p text:style-name="P19"><text:span text:style-name="T23"><text:tab/><text:tab/></text:span><text:span text:style-name="T2">clueweb09-en0001-18-32624.html 0.41289520263671875</text:span></text:p>
      <text:p text:style-name="P20"><text:span text:style-name="T2"><text:tab/><text:tab/>clueweb09-en0001-66-18805.html 0.3974624574184418</text:span></text:p>
      <text:p text:style-name="P20"><text:span text:style-name="T2"><text:tab/><text:tab/>clueweb09-en0001-66-18806.html 0.39633917808532715</text:span></text:p>
      <text:p text:style-name="P20"><text:span text:style-name="T2"><text:tab/><text:tab/>clueweb09-en0001-66-18809.html 0.39370590448379517</text:span></text:p>
      <text:p text:style-name="P20"><text:span text:style-name="T2"><text:tab/><text:tab/>clueweb09-en0005-04-03355.html 0.3865308165550232</text:span></text:p>
      <text:p text:style-name="P20"><text:span text:style-name="T2"><text:tab/><text:tab/>clueweb09-en0009-07-07584.html 0.3845005929470062</text:span></text:p>
      <text:p text:style-name="P20"><text:span text:style-name="T2"><text:tab/><text:tab/>clueweb09-en0005-04-03359.html 0.3841155469417572</text:span></text:p>
      <text:p text:style-name="P20"><text:span text:style-name="T2"><text:tab/><text:tab/>clueweb09-en0005-04-03354.html 0.3841155469417572</text:span></text:p>
      <text:p text:style-name="P20"><text:span text:style-name="T2"><text:tab/><text:tab/>clueweb09-en0001-94-20393.html 0.38084709644317627</text:span></text:p>
      <text:p text:style-name="P14"><text:tab/><text:tab/>clueweb09-en0005-08-32423.html 0.36624258756637573</text:p>
      <text:p text:style-name="P13"><text:tab/>Consulta 8: <text:span text:style-name="T42">appraisals</text:span></text:p>
      <text:p text:style-name="P19"><text:span text:style-name="T23"><text:tab/><text:tab/></text:span><text:span text:style-name="T2">clueweb09-en0010-58-03630.html 0.3538493514060974</text:span></text:p>
      <text:p text:style-name="P20"><text:span text:style-name="T2"><text:tab/><text:tab/>clueweb09-en0005-27-13117.html 0.31970566511154175</text:span></text:p>
      <text:p text:style-name="P20"><text:span text:style-name="T2"><text:tab/><text:tab/>clueweb09-en0008-73-33466.html 0.3164924681186676</text:span></text:p>
      <text:p text:style-name="P20"><text:span text:style-name="T2"><text:tab/><text:tab/>clueweb09-en0004-17-29299.html 0.3032994568347931</text:span></text:p>
      <text:p text:style-name="P20"><text:span text:style-name="T2"><text:tab/><text:tab/>clueweb09-en0007-99-25654.html 0.299057275056839</text:span></text:p>
      <text:p text:style-name="P20"><text:span text:style-name="T2"><text:tab/><text:tab/>clueweb09-en0009-23-25797.html 0.2712792754173279</text:span></text:p>
      <text:p text:style-name="P20"><text:span text:style-name="T2"><text:tab/><text:tab/>clueweb09-en0009-23-25800.html 0.2712792754173279</text:span></text:p>
      <text:p text:style-name="P20"><text:span text:style-name="T2"><text:tab/><text:tab/>clueweb09-en0000-21-18630.html 0.2712792754173279</text:span></text:p>
      <text:p text:style-name="P20"><text:span text:style-name="T2"><text:tab/><text:tab/>clueweb09-en0005-98-13970.html 0.25576454401016235</text:span></text:p>
      <text:p text:style-name="P14"><text:tab/><text:tab/>clueweb09-en0008-23-30823.html 0.25576454401016235</text:p>
      <text:p text:style-name="P13"><text:tab/>Consulta 9: <text:span text:style-name="T42">used car parts</text:span></text:p>
      <text:p text:style-name="P19"><text:span text:style-name="T23"><text:tab/><text:tab/></text:span><text:span text:style-name="T2">clueweb09-en0000-07-00284.html 0.5947952270507812</text:span></text:p>
      <text:p text:style-name="P20"><text:span text:style-name="T2"><text:tab/><text:tab/>clueweb09-en0004-74-31016.html 0.5669481158256531</text:span></text:p>
      <text:p text:style-name="P20"><text:span text:style-name="T2"><text:tab/><text:tab/>clueweb09-en0003-07-27524.html 0.5667840242385864</text:span></text:p>
      <text:p text:style-name="P20"><text:span text:style-name="T2"><text:tab/><text:tab/>clueweb09-en0007-59-38033.html 0.545210063457489</text:span></text:p>
      <text:p text:style-name="P20"><text:span text:style-name="T2"><text:tab/><text:tab/>clueweb09-en0005-71-07801.html 0.5343656539916992</text:span></text:p>
      <text:p text:style-name="P20"><text:span text:style-name="T2"><text:tab/><text:tab/>clueweb09-en0000-61-26460.html 0.524873673915863</text:span></text:p>
      <text:p text:style-name="P20"><text:span text:style-name="T2"><text:tab/><text:tab/>clueweb09-en0008-00-27021.html 0.5070152282714844</text:span></text:p>
      <text:p text:style-name="P20"><text:span text:style-name="T2"><text:tab/><text:tab/>clueweb09-en0008-43-19366.html 0.50069260597229</text:span></text:p>
      <text:p text:style-name="P14"><text:tab/><text:tab/>clueweb09-en0000-21-19692.html 0.483451783657074</text:p>
      <text:p text:style-name="P13"><text:tab/>Consulta 10: <text:span text:style-name="T42">cheap internet</text:span></text:p>
      <text:p text:style-name="P19"><text:span text:style-name="T23"><text:tab/><text:tab/></text:span><text:span text:style-name="T2">clueweb09-en0001-18-32681.html 1.1102097034454346</text:span></text:p>
      <text:p text:style-name="P20"><text:span text:style-name="T2"><text:tab/><text:tab/>clueweb09-en0003-07-27266.html 1.0785720348358154</text:span></text:p>
      <text:p text:style-name="P20"><text:span text:style-name="T2"><text:tab/><text:tab/>clueweb09-en0000-71-06224.html 0.9634552001953125</text:span></text:p>
      <text:p text:style-name="P20"><text:span text:style-name="T2"><text:tab/><text:tab/>clueweb09-en0004-41-04645.html 0.9505078196525574</text:span></text:p>
      <text:p text:style-name="P20"><text:span text:style-name="T2"><text:tab/><text:tab/>clueweb09-en0004-28-00281.html 0.9476161599159241</text:span></text:p>
      <text:p text:style-name="P20"><text:span text:style-name="T2"><text:tab/><text:tab/>clueweb09-en0004-77-15242.html 0.9422887563705444</text:span></text:p>
      <text:p text:style-name="P20"><text:span text:style-name="T2"><text:tab/><text:tab/>clueweb09-en0000-95-28647.html 0.8368417024612427</text:span></text:p>
      <text:p text:style-name="P20"><text:soft-page-break/><text:span text:style-name="T2"><text:tab/><text:tab/>clueweb09-en0001-43-24713.html 0.8326862454414368</text:span></text:p>
      <text:p text:style-name="P20"><text:span text:style-name="T2"><text:tab/><text:tab/>clueweb09-en0000-95-28660.html 0.8312958478927612</text:span></text:p>
      <text:p text:style-name="P14"><text:tab/><text:tab/>clueweb09-en0000-95-28646.html 0.83129584789276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ngel </meta:initial-creator>
    <meta:creation-date>2016-02-16T22:09:39.810805696</meta:creation-date>
    <dc:date>2016-02-16T23:13:05.813484630</dc:date>
    <dc:creator>angel </dc:creator>
    <meta:editing-duration>PT43M37S</meta:editing-duration>
    <meta:editing-cycles>12</meta:editing-cycles>
    <meta:generator>LibreOffice/4.4.6.3$Linux_x86 LibreOffice_project/40m0$Build-3</meta:generator>
    <meta:document-statistic meta:table-count="0" meta:image-count="0" meta:object-count="0" meta:page-count="6" meta:paragraph-count="260" meta:word-count="592" meta:character-count="12317" meta:non-whitespace-character-count="11500"/>
  </office:meta>
</office:document-meta>
</file>